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aac" officeooo:paragraph-rsid="00111aac"/>
    </style:style>
    <style:style style:name="P2" style:family="paragraph" style:parent-style-name="Standard">
      <style:text-properties officeooo:rsid="0012e829" officeooo:paragraph-rsid="0012e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ole.log(“hello world);</text:p>
      <text:p text:style-name="P1"/>
      <text:p text:style-name="P1"/>
      <text:p text:style-name="P2">Hey, what’s up, guysssss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7:12:28.117567926</meta:creation-date>
    <dc:date>2019-05-20T17:29:28.099159605</dc:date>
    <meta:editing-duration>PT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6" meta:character-count="52" meta:non-whitespace-character-count="48"/>
  </office:meta>
</office:document-meta>
</file>